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Standard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cccccc" draw:marker-start-width="0.355cm" draw:marker-end-width="0.35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1cm" draw:marker-start-width="0.5cm" draw:marker-end-width="0.5cm" draw:fill="solid" draw:fill-color="#e44d26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draw:marker-start-width="0.5cm" draw:marker-end-width="0.5cm" draw:fill-color="#5e275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666666" draw:marker-start-width="0.5cm" draw:marker-end-width="0.5cm" draw:fill="solid" draw:fill-color="#5381a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draw:marker-start-width="0.5cm" draw:marker-end-width="0.5cm" draw:fill-color="#b2b2b2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6" style:family="graphic" style:parent-style-name="objectwithoutfill">
      <style:graphic-properties draw:marker-end="Arrow_20_concave" draw:marker-end-width="0.3cm" draw:fill="none" draw:textarea-vertical-align="middle"/>
    </style:style>
    <style:style style:name="gr7" style:family="graphic" style:parent-style-name="objectwithoutfill">
      <style:graphic-properties svg:stroke-color="#b2b2b2" draw:marker-end="Arrow_20_concave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alatino" fo:font-size="16pt" fo:font-style="normal" fo:font-weight="bold"/>
    </style:style>
    <style:style style:name="P3" style:family="paragraph">
      <style:paragraph-properties fo:text-align="center"/>
      <style:text-properties fo:color="#ffffff" style:font-name="Palatino" fo:font-size="16pt" fo:font-style="normal" fo:font-weight="bold" style:font-size-asian="20pt" style:font-size-complex="20pt"/>
    </style:style>
    <style:style style:name="P4" style:family="paragraph">
      <style:paragraph-properties fo:text-align="center"/>
      <style:text-properties style:font-name="Palatino" fo:font-size="16pt" fo:font-style="normal" fo:font-weight="bold" style:font-size-asian="22pt" style:font-size-complex="22pt"/>
    </style:style>
    <style:style style:name="P5" style:family="paragraph">
      <style:paragraph-properties fo:text-align="center"/>
      <style:text-properties fo:color="#ffffff" style:font-name="Palatino" fo:font-size="16pt" fo:font-style="normal" fo:font-weight="bold" style:font-size-asian="22pt" style:font-size-complex="22pt"/>
    </style:style>
    <style:style style:name="P6" style:family="paragraph">
      <style:paragraph-properties fo:text-align="center"/>
      <style:text-properties fo:color="#666666" style:font-name="Palatino" fo:font-size="16pt" fo:font-style="normal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style:font-name="Palatino" fo:font-weight="bold" style:font-weight-asian="bold" style:font-weight-complex="bold"/>
    </style:style>
    <style:style style:name="P8" style:family="paragraph">
      <style:paragraph-properties fo:text-align="center"/>
      <style:text-properties style:font-name="Palatin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ffffff" style:font-size-asian="20pt" style:font-size-complex="20pt"/>
    </style:style>
    <style:style style:name="T2" style:family="text">
      <style:text-properties style:font-size-asian="22pt" style:font-size-complex="22pt"/>
    </style:style>
    <style:style style:name="T3" style:family="text">
      <style:text-properties fo:color="#ffffff" style:font-size-asian="22pt" style:font-size-complex="22pt"/>
    </style:style>
    <style:style style:name="T4" style:family="text">
      <style:text-properties fo:color="#ffffff"/>
    </style:style>
    <style:style style:name="T5" style:family="text">
      <style:text-properties fo:color="#666666"/>
    </style:style>
    <style:style style:name="T6" style:family="text">
      <style:text-properties style:font-name="Palatino" fo:font-size="22pt" fo:font-style="normal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6cm" svg:height="7.1cm" svg:x="2.3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6cm" svg:height="1.6cm" svg:x="8.746cm" svg:y="5.2cm">
          <text:p text:style-name="P2"><text:span text:style-name="T1">HTML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.6cm" svg:x="14.564cm" svg:y="5.2cm">
          <text:p text:style-name="P2"><text:span text:style-name="T2">Java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4.6cm" svg:height="1.6cm" svg:x="14.561cm" svg:y="8cm">
          <text:p text:style-name="P2"><text:span text:style-name="T2">WebG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4.6cm" svg:height="1.6cm" svg:x="8.745cm" svg:y="8cm">
          <text:p text:style-name="P2"><text:span text:style-name="T3">GLS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4.6cm" svg:height="1.6cm" svg:x="21.376cm" svg:y="8cm">
          <text:p text:style-name="P2"><text:span text:style-name="T4">Hard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3" draw:id="id3" draw:layer="layout" svg:width="4.6cm" svg:height="1.6cm" svg:x="3cm" svg:y="5.2cm">
          <text:p text:style-name="P2"><text:span text:style-name="T5">C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14.564cm" svg:y1="6cm" svg:x2="13.346cm" svg:y2="6cm" draw:start-shape="id1" draw:start-glue-point="3" draw:end-shape="id2" svg:d="M14564 6000h-1218" svg:viewBox="0 0 1219 1">
          <text:p/>
        </draw:connector>
        <draw:connector draw:style-name="gr7" draw:text-style-name="P1" draw:layer="layout" draw:type="line" svg:x1="7.6cm" svg:y1="6cm" svg:x2="8.746cm" svg:y2="6cm" draw:start-shape="id3" draw:start-glue-point="1" draw:end-shape="id2" draw:end-glue-point="3" svg:d="M7600 6000h1146" svg:viewBox="0 0 1147 1">
          <text:p/>
        </draw:connector>
        <draw:connector draw:style-name="gr6" draw:text-style-name="P1" draw:layer="layout" draw:type="line" svg:x1="13.345cm" svg:y1="8.8cm" svg:x2="14.561cm" svg:y2="8.8cm" draw:start-shape="id4" draw:start-glue-point="1" draw:end-shape="id5" svg:d="M13345 8800h1216" svg:viewBox="0 0 1217 1">
          <text:p/>
        </draw:connector>
        <draw:connector draw:style-name="gr8" draw:text-style-name="P1" draw:layer="layout" draw:type="line" svg:x1="16.864cm" svg:y1="6.8cm" svg:x2="16.861cm" svg:y2="8cm" draw:start-shape="id1" draw:start-glue-point="2" draw:end-shape="id5" draw:end-glue-point="0" svg:d="M16864 6800l-3 1200" svg:viewBox="0 0 4 1201">
          <text:p/>
        </draw:connector>
        <draw:connector draw:style-name="gr6" draw:text-style-name="P1" draw:layer="layout" draw:type="line" svg:x1="19.161cm" svg:y1="8.8cm" svg:x2="21.376cm" svg:y2="8.8cm" draw:start-shape="id5" draw:start-glue-point="1" draw:end-shape="id6" svg:d="M19161 8800h2215" svg:viewBox="0 0 2216 1">
          <text:p/>
        </draw:connector>
        <draw:connector draw:style-name="gr9" draw:text-style-name="P1" draw:layer="layout" draw:type="lines" svg:x1="11.046cm" svg:y1="6.8cm" svg:x2="11.045cm" svg:y2="8cm" draw:start-shape="id2" draw:start-glue-point="2" draw:end-shape="id4" draw:end-glue-point="0" svg:d="M11046 6800v501l-1 198v501" svg:viewBox="0 0 2 1201">
          <text:p/>
        </draw:connector>
        <draw:frame draw:style-name="gr10" draw:text-style-name="P8" draw:layer="layout" svg:width="17.3cm" svg:height="1.309cm" svg:x="2.4cm" svg:y="3.5cm">
          <draw:text-box>
            <text:p text:style-name="P7"><text:span text:style-name="T6">Webbrows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" svg:font-family="Palati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Standard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Gruber</meta:initial-creator>
    <meta:creation-date>2014-06-27T11:35:23.946358135</meta:creation-date>
    <dc:date>2014-07-29T22:03:29.097910987</dc:date>
    <meta:editing-duration>PT5H58M34S</meta:editing-duration>
    <meta:editing-cycles>29</meta:editing-cycles>
    <meta:generator>LibreOffice/4.2.5.2$Linux_X86_64 LibreOffice_project/420m0$Build-2</meta:generator>
    <meta:printed-by>Jonathan Gruber</meta:printed-by>
    <meta:print-date>2014-06-27T15:01:20.806065263</meta:print-date>
    <meta:document-statistic meta:object-count="14"/>
  </office:meta>
</office:document-meta>
</file>